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9.58cm" svg:y="0.206cm">
            <draw:object draw:notify-on-update-of-ranges="Feuille1.A2:Feuille1.A2 Feuille1.A3:Feuille1.A11 Feuille1.B2:Feuille1.B2 Feuille1.B3:Feuille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653cm" svg:y="9.494cm">
            <draw:object draw:notify-on-update-of-ranges="Feuille1.A24:Feuille1.A24 Feuille1.A25:Feuille1.A33 Feuille1.B24:Feuille1.B24 Feuille1.B25:Feuille1.B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>
            <text:p>Nombre de parties gagnées</text:p>
          </table:table-cell>
        </table:table-row>
        <table:table-row table:style-name="ro1">
          <table:table-cell table:style-name="Default" office:value-type="string" calcext:value-type="string">
            <text:p>Scénarios de tests</text:p>
          </table:table-cell>
          <table:table-cell office:value-type="string" calcext:value-type="string">
            <text:p>Après les scénarios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.166666667" calcext:value-type="float">
            <text:p>5,1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4.4" calcext:value-type="float">
            <text:p>4,4</text:p>
          </table:table-cell>
        </table:table-row>
        <table:table-row table:style-name="ro1" table:number-rows-repeated="11"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Nombre de jetons gagnés</text:p>
          </table:table-cell>
        </table:table-row>
        <table:table-row table:style-name="ro1">
          <table:table-cell table:style-name="Default" office:value-type="string" calcext:value-type="string">
            <text:p>Scénarios de tests</text:p>
          </table:table-cell>
          <table:table-cell office:value-type="string" calcext:value-type="string">
            <text:p>Après les scénarios</text:p>
          </table:table-cell>
        </table:table-row>
        <table:table-row table:style-name="ro1">
          <table:table-cell office:value-type="float" office:value="448.8" calcext:value-type="float">
            <text:p>448,8</text:p>
          </table:table-cell>
          <table:table-cell table:formula="of:=-1529.2/2" office:value-type="float" office:value="-764.6" calcext:value-type="float">
            <text:p>-764,6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 table:style-name="ce1" table:formula="of:=185.8333333/2" office:value-type="float" office:value="92.91666665" calcext:value-type="float">
            <text:p>92,91666665</text:p>
          </table:table-cell>
        </table:table-row>
        <table:table-row table:style-name="ro1">
          <table:table-cell office:value-type="float" office:value="-1184.6" calcext:value-type="float">
            <text:p>-1184,6</text:p>
          </table:table-cell>
          <table:table-cell table:style-name="ce1" table:formula="of:=832/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-757.4" calcext:value-type="float">
            <text:p>-757,4</text:p>
          </table:table-cell>
          <table:table-cell table:style-name="ce1" table:formula="of:=-15.8/2" office:value-type="float" office:value="-7.9" calcext:value-type="float">
            <text:p>-7,9</text:p>
          </table:table-cell>
        </table:table-row>
        <table:table-row table:style-name="ro1">
          <table:table-cell office:value-type="float" office:value="396.8" calcext:value-type="float">
            <text:p>396,8</text:p>
          </table:table-cell>
          <table:table-cell table:style-name="ce1" table:formula="of:=3023.6/2" office:value-type="float" office:value="1511.8" calcext:value-type="float">
            <text:p>1511,8</text:p>
          </table:table-cell>
        </table:table-row>
        <table:table-row table:style-name="ro1">
          <table:table-cell office:value-type="float" office:value="-1526.8" calcext:value-type="float">
            <text:p>-1526,8</text:p>
          </table:table-cell>
          <table:table-cell table:style-name="ce1" table:formula="of:=692.4/2" office:value-type="float" office:value="346.2" calcext:value-type="float">
            <text:p>346,2</text:p>
          </table:table-cell>
        </table:table-row>
        <table:table-row table:style-name="ro1">
          <table:table-cell office:value-type="float" office:value="1141.6" calcext:value-type="float">
            <text:p>1141,6</text:p>
          </table:table-cell>
          <table:table-cell table:style-name="ce1" table:formula="of:=-2729/2" office:value-type="float" office:value="-1364.5" calcext:value-type="float">
            <text:p>-1364,5</text:p>
          </table:table-cell>
        </table:table-row>
        <table:table-row table:style-name="ro1">
          <table:table-cell office:value-type="float" office:value="758.6" calcext:value-type="float">
            <text:p>758,6</text:p>
          </table:table-cell>
          <table:table-cell table:style-name="ce1" table:formula="of:=765.2/2" office:value-type="float" office:value="382.6" calcext:value-type="float">
            <text:p>382,6</text:p>
          </table:table-cell>
        </table:table-row>
        <table:table-row table:style-name="ro1">
          <table:table-cell office:value-type="float" office:value="1177.6" calcext:value-type="float">
            <text:p>1177,6</text:p>
          </table:table-cell>
          <table:table-cell table:style-name="ce1" table:formula="of:=-224.6/2" office:value-type="float" office:value="-112.3" calcext:value-type="float">
            <text:p>-11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9:14:50.237927416</meta:creation-date>
    <meta:generator>LibreOffice/4.2.8.2$Linux_x86 LibreOffice_project/420m0$Build-2</meta:generator>
    <dc:date>2015-05-12T19:29:12.474362182</dc:date>
    <meta:editing-duration>P0D</meta:editing-duration>
    <meta:editing-cycles>1</meta:editing-cycles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01cm" svg:y="3.952cm" style:legend-expansion="high" chart:style-name="ch2"/>
        <chart:plot-area chart:style-name="ch3" table:cell-range-address="Feuille1.A2:Feuille1.B11" chart:data-source-has-labels="row" svg:x="1.331cm" svg:y="0.18cm" svg:width="10.551cm" svg:height="7.659cm">
          <chartooo:coordinate-region svg:x="1.767cm" svg:y="0.379cm" svg:width="10.115cm" svg:height="6.813cm"/>
          <chart:axis chart:dimension="x" chart:name="primary-x" chart:style-name="ch4">
            <chart:title svg:x="6.046cm" svg:y="8.019cm" chart:style-name="ch5">
              <text:p>Paliers</text:p>
            </chart:title>
          </chart:axis>
          <chart:axis chart:dimension="y" chart:name="primary-y" chart:style-name="ch6">
            <chart:title svg:x="0.451cm" svg:y="6.077cm" chart:style-name="ch7">
              <text:p>Nombre de parties gagnées</text:p>
            </chart:title>
            <chart:grid chart:style-name="ch8" chart:class="major"/>
          </chart:axis>
          <chart:series chart:style-name="ch9" chart:values-cell-range-address="Feuille1.A3:Feuille1.A11" chart:label-cell-address="Feuille1.A2:Feuille1.A2" chart:class="chart:bar">
            <chart:data-point chart:repeated="9"/>
          </chart:series>
          <chart:series chart:style-name="ch10" chart:values-cell-range-address="Feuille1.B3:Feuille1.B11" chart:label-cell-address="Feuille1.B2:Feuille1.B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s de tests</text:p>
                <draw:g>
                  <svg:desc>Feuille1.A2:Feuille1.A2</svg:desc>
                </draw:g>
              </table:table-cell>
              <table:table-cell office:value-type="string">
                <text:p>Après les scénario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">
                <text:p>5.4</text:p>
                <draw:g>
                  <svg:desc>Feuille1.A3:Feuille1.A11</svg:desc>
                </draw:g>
              </table:table-cell>
              <table:table-cell office:value-type="float" office:value="6">
                <text:p>6</text:p>
                <draw:g>
                  <svg:desc>Feuille1.B3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66666667">
                <text:p>5.1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">
                <text:p>3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">
                <text:p>4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">
                <text:p>5.4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01cm" svg:y="3.952cm" style:legend-expansion="high" chart:style-name="ch2"/>
        <chart:plot-area chart:style-name="ch3" table:cell-range-address="Feuille1.A24:Feuille1.B33" chart:data-source-has-labels="row" svg:x="1.331cm" svg:y="0.18cm" svg:width="10.551cm" svg:height="7.659cm">
          <chartooo:coordinate-region svg:x="2.429cm" svg:y="0.379cm" svg:width="9.453cm" svg:height="6.813cm"/>
          <chart:axis chart:dimension="x" chart:name="primary-x" chart:style-name="ch4">
            <chart:title svg:x="6.046cm" svg:y="8.019cm" chart:style-name="ch5">
              <text:p>Paliers</text:p>
            </chart:title>
          </chart:axis>
          <chart:axis chart:dimension="y" chart:name="primary-y" chart:style-name="ch6">
            <chart:title svg:x="0.451cm" svg:y="5.125cm" chart:style-name="ch7">
              <text:p>Jetons gagnés</text:p>
            </chart:title>
            <chart:grid chart:style-name="ch8" chart:class="major"/>
          </chart:axis>
          <chart:series chart:style-name="ch9" chart:values-cell-range-address="Feuille1.A25:Feuille1.A33" chart:label-cell-address="Feuille1.A24:Feuille1.A24" chart:class="chart:bar">
            <chart:data-point chart:repeated="9"/>
          </chart:series>
          <chart:series chart:style-name="ch10" chart:values-cell-range-address="Feuille1.B25:Feuille1.B33" chart:label-cell-address="Feuille1.B24:Feuille1.B2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s de tests</text:p>
                <draw:g>
                  <svg:desc>Feuille1.A24:Feuille1.A24</svg:desc>
                </draw:g>
              </table:table-cell>
              <table:table-cell office:value-type="string">
                <text:p>Après les scénarios</text:p>
                <draw:g>
                  <svg:desc>Feuille1.B24:Feuille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.8">
                <text:p>448.8</text:p>
                <draw:g>
                  <svg:desc>Feuille1.A25:Feuille1.A33</svg:desc>
                </draw:g>
              </table:table-cell>
              <table:table-cell office:value-type="float" office:value="-764.6">
                <text:p>-764.6</text:p>
                <draw:g>
                  <svg:desc>Feuille1.B25:Feuille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5">
                <text:p>-315</text:p>
              </table:table-cell>
              <table:table-cell office:value-type="float" office:value="92.91666665">
                <text:p>92.9166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4.6">
                <text:p>-1184.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57.4">
                <text:p>-757.4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6.8">
                <text:p>396.8</text:p>
              </table:table-cell>
              <table:table-cell office:value-type="float" office:value="1511.8">
                <text:p>15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26.8">
                <text:p>-1526.8</text:p>
              </table:table-cell>
              <table:table-cell office:value-type="float" office:value="346.2">
                <text:p>34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1.6">
                <text:p>1141.6</text:p>
              </table:table-cell>
              <table:table-cell office:value-type="float" office:value="-1364.5">
                <text:p>-136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8.6">
                <text:p>758.6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7.6">
                <text:p>1177.6</text:p>
              </table:table-cell>
              <table:table-cell office:value-type="float" office:value="-112.3">
                <text:p>-112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